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" svg:font-family="Arial"/>
    <style:font-face style:name="Arial2" svg:font-family="Arial2"/>
    <style:font-face style:name="Arial1" svg:font-family="Arial1"/>
    <style:font-face style:name="Arial3" svg:font-family="Arial3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/>
    </style:style>
    <style:style style:name="ce9" style:family="table-cell" style:parent-style-name="Default" style:data-style-name="N41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6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1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2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Default" style:data-style-name="N3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5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Arial3" style:font-name-asian="Arial3" style:font-name-complex="Arial3" fo:font-size="10pt" style:font-size-asian="10pt" style:font-size-complex="10pt"/>
    </style:style>
    <style:style style:name="ce16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17" style:family="table-cell" style:parent-style-name="Excel_32_Built-in_32_Comma" style:data-style-name="N37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9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21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2" style:family="table-cell" style:parent-style-name="Default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3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4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.353cm"/>
      <style:text-properties style:font-name="Arial2" style:font-name-asian="Arial2" style:font-name-complex="Arial2" fo:font-size="10pt" style:font-size-asian="10pt" style:font-size-complex="10pt"/>
    </style:style>
    <style:style style:name="ce26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33" style:family="table-cell" style:parent-style-name="Default" style:data-style-name="N0">
      <style:table-cell-properties style:vertical-align="middle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39" style:family="table-cell" style:parent-style-name="Default" style:data-style-name="N38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3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2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.353cm"/>
      <style:text-properties style:font-name="Arial2" style:font-name-asian="Arial2" style:font-name-complex="Arial2" fo:font-size="10pt" style:font-size-asian="10pt" style:font-size-complex="10pt"/>
    </style:style>
    <style:style style:name="ce44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45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.353cm"/>
      <style:text-properties style:font-name="Arial1" style:font-name-asian="Arial1" style:font-name-complex="Arial1" fo:font-size="10pt" style:font-size-asian="10pt" style:font-size-complex="10pt"/>
    </style:style>
    <style:style style:name="ce46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7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#FFFFFF"/>
    </style:style>
    <style:style style:name="ce48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9" style:family="table-cell" style:parent-style-name="Comma" style:data-style-name="N3">
      <style:table-cell-properties fo:border-top="thin solid #000000" fo:border-bottom="none" fo:border-left="thin solid #000000" fo:border-right="thin solid #000000" style:vertical-align="automatic" fo:background-color="#FFFFFF"/>
      <style:text-properties fo:font-weight="bold" style:font-weight-asian="bold" style:font-weight-complex="bold"/>
    </style:style>
    <style:style style:name="ce50" style:family="table-cell" style:parent-style-name="Comma" style:data-style-name="N3">
      <style:table-cell-properties fo:border-top="none" fo:border-bottom="thin solid #000000" fo:border-left="thin solid #000000" fo:border-right="thin solid #000000" style:vertical-align="automatic" fo:background-color="#FFFFFF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55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5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57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58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60" style:family="table-cell" style:parent-style-name="Default" style:data-style-name="N0">
      <style:table-cell-properties fo:border="thin solid #000000" fo:background-color="#FFFFFF"/>
    </style:style>
    <style:style style:name="ce61" style:family="table-cell" style:parent-style-name="Default" style:data-style-name="N39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2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6" style:family="table-cell" style:parent-style-name="Excel_32_Built-in_32_Comma" style:data-style-name="N40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68" style:family="table-cell" style:parent-style-name="Default" style:data-style-name="N2">
      <style:text-properties style:text-underline-style="solid" style:text-underline-type="single" fo:font-weight="bold" style:font-weight-asian="bold" style:font-weight-complex="bold"/>
    </style:style>
    <style:style style:name="ce69" style:family="table-cell" style:parent-style-name="Default" style:data-style-name="N2"/>
    <style:style style:name="ce70" style:family="table-cell" style:parent-style-name="Default" style:data-style-name="N3"/>
    <style:style style:name="ce71" style:family="table-cell" style:parent-style-name="Default" style:data-style-name="N0">
      <style:text-properties fo:font-weight="bold" style:font-weight-asian="bold" style:font-weight-complex="bold"/>
    </style:style>
    <style:style style:name="ce72" style:family="table-cell" style:parent-style-name="Default" style:data-style-name="N2"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7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75" style:family="table-cell" style:parent-style-name="Default" style:data-style-name="N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76" style:family="table-cell" style:parent-style-name="Default" style:data-style-name="N2">
      <style:table-cell-properties style:vertical-align="middle" style:repeat-content="false"/>
      <style:paragraph-properties fo:text-align="center"/>
    </style:style>
    <style:style style:name="ce77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78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79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80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81" style:family="table-cell" style:parent-style-name="Default" style:data-style-name="N2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82" style:family="table-cell" style:parent-style-name="Default" style:data-style-name="N2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83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84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8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86" style:family="table-cell" style:parent-style-name="Default" style:data-style-name="N2">
      <style:table-cell-properties fo:border-top="thin solid #000000" fo:border-bottom="none" fo:border-left="thin solid #000000" fo:border-right="thin solid #000000"/>
    </style:style>
    <style:style style:name="ce87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88" style:family="table-cell" style:parent-style-name="Default" style:data-style-name="N2">
      <style:table-cell-properties fo:border-top="thin solid #000000" fo:border-bottom="none" fo:border-left="thin solid #000000" fo:border-right="thin solid #000000" fo:background-color="#FFFF00"/>
    </style:style>
    <style:style style:name="ce89" style:family="table-cell" style:parent-style-name="Normal_32_2" style:data-style-name="N0">
      <style:table-cell-properties fo:border-top="none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0" style:family="table-cell" style:parent-style-name="Normal_32_2" style:data-style-name="N2">
      <style:table-cell-properties fo:border-top="none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1" style:family="table-cell" style:parent-style-name="Comma" style:data-style-name="N2">
      <style:table-cell-properties fo:border-top="none" fo:border-bottom="none" fo:border-left="thin solid #000000" fo:border-right="thin solid #000000" style:vertical-align="automatic" fo:background-color="transparent"/>
    </style:style>
    <style:style style:name="ce92" style:family="table-cell" style:parent-style-name="Comma" style:data-style-name="N2">
      <style:table-cell-properties fo:border-top="none" fo:border-bottom="none" fo:border-left="thin solid #000000" fo:border-right="thin solid #000000" style:vertical-align="automatic" fo:background-color="#FFFF00"/>
    </style:style>
    <style:style style:name="ce93" style:family="table-cell" style:parent-style-name="Default" style:data-style-name="N2">
      <style:table-cell-properties fo:border-top="none" fo:border-bottom="none" fo:border-left="thin solid #000000" fo:border-right="thin solid #000000"/>
    </style:style>
    <style:style style:name="ce94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95" style:family="table-cell" style:parent-style-name="Default" style:data-style-name="N3">
      <style:table-cell-properties fo:border-top="thin solid #000000" fo:border-bottom="none" fo:border-left="thin solid #000000" fo:border-right="thin solid #000000"/>
    </style:style>
    <style:style style:name="ce9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97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98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99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00" style:family="table-cell" style:parent-style-name="Default" style:data-style-name="N3">
      <style:table-cell-properties fo:border-top="none" fo:border-bottom="thin solid #000000" fo:border-left="thin solid #000000" fo:border-right="thin solid #000000"/>
    </style:style>
    <style:style style:name="ce101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02" style:family="table-cell" style:parent-style-name="Percent" style:data-style-name="N13">
      <style:table-cell-properties fo:border-top="thin solid #000000" fo:border-bottom="thin solid #000000" fo:border-left="none" fo:border-right="none" style:vertical-align="automatic" fo:background-color="transparent"/>
    </style:style>
    <style:style style:name="ce10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04" style:family="table-cell" style:parent-style-name="Default" style:data-style-name="N3">
      <style:table-cell-properties fo:border="thin solid #000000"/>
    </style:style>
    <style:style style:name="ce105" style:family="table-cell" style:parent-style-name="Normal_32_2" style:data-style-name="N2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6" style:family="table-cell" style:parent-style-name="Comma" style:data-style-name="N2">
      <style:table-cell-properties fo:border-top="none" fo:border-bottom="thin solid #000000" fo:border-left="thin solid #000000" fo:border-right="thin solid #000000" style:vertical-align="automatic" fo:background-color="transparent"/>
    </style:style>
    <style:style style:name="ce107" style:family="table-cell" style:parent-style-name="Comma" style:data-style-name="N2">
      <style:table-cell-properties fo:border-top="none" fo:border-bottom="thin solid #000000" fo:border-left="thin solid #000000" fo:border-right="thin solid #000000" style:vertical-align="automatic" fo:background-color="#FFFF00"/>
    </style:style>
    <style:style style:name="ce108" style:family="table-cell" style:parent-style-name="Default" style:data-style-name="N2">
      <style:table-cell-properties fo:border-top="none" fo:border-bottom="thin solid #000000" fo:border-left="thin solid #000000" fo:border-right="thin solid #000000"/>
    </style:style>
    <style:style style:name="ce109" style:family="table-cell" style:parent-style-name="Normal_32_2" style:data-style-name="N0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0" style:family="table-cell" style:parent-style-name="Default" style:data-style-name="N2">
      <style:table-cell-properties fo:border="thin solid #000000"/>
    </style:style>
    <style:style style:name="ce111" style:family="table-cell" style:parent-style-name="Default" style:data-style-name="N2">
      <style:table-cell-properties fo:border-top="thin solid #000000" fo:border-bottom="thin solid #000000" fo:border-left="thin solid #000000" fo:border-right="none"/>
    </style:style>
    <style:style style:name="ce112" style:family="table-cell" style:parent-style-name="Comma" style:data-style-name="N2">
      <style:table-cell-properties fo:border="thin solid #000000" style:vertical-align="automatic" fo:background-color="transparent"/>
    </style:style>
    <style:style style:name="ce113" style:family="table-cell" style:parent-style-name="Comma" style:data-style-name="N2">
      <style:table-cell-properties fo:border="thin solid #000000" style:vertical-align="automatic" fo:background-color="#FFFF00"/>
    </style:style>
    <style:style style:name="ce114" style:family="table-cell" style:parent-style-name="Comma" style:data-style-name="N2">
      <style:table-cell-properties style:vertical-align="automatic" fo:background-color="transparent"/>
    </style:style>
    <style:style style:name="ce115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6.19125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5.450416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0.555625cm"/>
    </style:style>
    <style:style style:name="co10" style:family="table-column">
      <style:table-column-properties fo:break-before="auto" style:column-width="3.06916666666667cm"/>
    </style:style>
    <style:style style:name="co11" style:family="table-column">
      <style:table-column-properties fo:break-before="auto" style:column-width="2.936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number-columns-repeated="1011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number-columns-spanned="7" table:number-rows-spanned="1" table:style-name="ce59">
            <text:p>LINKOTEL S.A.</text:p>
          </table:table-cell>
          <table:covered-table-cell table:number-columns-repeated="6"/>
          <table:table-cell office:value-type="string" table:style-name="ce3">
            <text:p>P/T:</text:p>
          </table:table-cell>
          <table:table-cell table:number-columns-spanned="2" table:number-rows-spanned="1" table:style-name="ce60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Sección:</text:p>
          </table:table-cell>
          <table:table-cell office:value-type="string" table:number-columns-spanned="7" table:number-rows-spanned="1" table:style-name="ce59">
            <text:p>Fase 2 – Ejecución</text:p>
          </table:table-cell>
          <table:covered-table-cell table:number-columns-repeated="6"/>
          <table:table-cell office:value-type="string" table:style-name="ce3">
            <text:p>Preparado por:</text:p>
          </table:table-cell>
          <table:table-cell office:value-type="string" table:number-columns-spanned="2" table:number-rows-spanned="1" table:style-name="ce61">
            <text:p>César León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Área:</text:p>
          </table:table-cell>
          <table:table-cell office:value-type="string" table:number-columns-spanned="7" table:number-rows-spanned="1" table:style-name="ce59">
            <text:p>Ventas e Ingresos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60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Prueba:</text:p>
          </table:table-cell>
          <table:table-cell office:value-type="string" table:number-columns-spanned="7" table:number-rows-spanned="1" table:style-name="ce59">
            <text:p>Cedula resumen</text:p>
          </table:table-cell>
          <table:covered-table-cell table:number-columns-repeated="6"/>
          <table:table-cell office:value-type="string" table:style-name="ce3">
            <text:p>Revisado por:</text:p>
          </table:table-cell>
          <table:table-cell table:number-columns-spanned="2" table:number-rows-spanned="1" table:style-name="ce60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Con corte al:</text:p>
          </table:table-cell>
          <table:table-cell office:value-type="string" table:number-columns-spanned="7" table:number-rows-spanned="1" table:style-name="ce59">
            <text:p>Al 31 de Diciembre del 2021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60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table:number-columns-spanned="11" table:number-rows-spanned="1" table:style-name="ce62"/>
          <table:covered-table-cell table:number-columns-repeated="10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63">
            <text:p>Código</text:p>
          </table:table-cell>
          <table:table-cell office:value-type="string" table:number-columns-spanned="1" table:number-rows-spanned="2" table:style-name="ce64">
            <text:p>Cuenta</text:p>
          </table:table-cell>
          <table:table-cell office:value-type="string" table:number-columns-spanned="1" table:number-rows-spanned="2" table:style-name="ce64">
            <text:p>Referencia</text:p>
          </table:table-cell>
          <table:table-cell office:value-type="string" table:style-name="ce6">
            <text:p>Saldos contables al</text:p>
          </table:table-cell>
          <table:table-cell office:value-type="string" table:number-columns-spanned="2" table:number-rows-spanned="1" table:style-name="ce65">
            <text:p>Movimientos</text:p>
          </table:table-cell>
          <table:covered-table-cell/>
          <table:table-cell office:value-type="string" table:style-name="ce7">
            <text:p>Saldos auditados al</text:p>
          </table:table-cell>
          <table:table-cell office:value-type="string" table:number-columns-spanned="1" table:number-rows-spanned="2" table:style-name="ce63">
            <text:p>Código</text:p>
          </table:table-cell>
          <table:table-cell office:value-type="string" table:number-columns-spanned="1" table:number-rows-spanned="2" table:style-name="ce64">
            <text:p>Cuenta</text:p>
          </table:table-cell>
          <table:table-cell office:value-type="string" table:style-name="ce6">
            <text:p>Saldos auditados al</text:p>
          </table:table-cell>
          <table:table-cell office:value-type="string" table:number-columns-spanned="1" table:number-rows-spanned="2" table:style-name="ce66">
            <text:p>Variación</text:p>
          </table:table-cell>
          <table:table-cell table:number-columns-repeated="50" table:style-name="ce4"/>
          <table:table-cell table:number-columns-repeated="16323" table:style-name="ce8"/>
        </table:table-row>
        <table:table-row table:style-name="ro1">
          <table:covered-table-cell/>
          <table:covered-table-cell/>
          <table:covered-table-cell/>
          <table:table-cell office:value-type="date" office:date-value="2021-08-31T00:00:00" table:style-name="ce9">
            <text:p>31-ago-21</text:p>
          </table:table-cell>
          <table:table-cell office:value-type="string" table:style-name="ce9">
            <text:p>Débitos</text:p>
          </table:table-cell>
          <table:table-cell office:value-type="string" table:style-name="ce9">
            <text:p>Créditos</text:p>
          </table:table-cell>
          <table:table-cell office:value-type="date" office:date-value="2021-12-31T00:00:00" table:style-name="ce9">
            <text:p>31-dic-21</text:p>
          </table:table-cell>
          <table:covered-table-cell/>
          <table:covered-table-cell/>
          <table:table-cell office:value-type="date" office:date-value="2020-12-31T00:00:00" table:style-name="ce9">
            <text:p>31-dic-20</text:p>
          </table:table-cell>
          <table:covered-table-cell/>
          <table:table-cell table:number-columns-repeated="50" table:style-name="ce4"/>
          <table:table-cell table:number-columns-repeated="16323" table:style-name="ce8"/>
        </table:table-row>
        <table:table-row table:style-name="ro1">
          <table:table-cell table:style-name="ce10"/>
          <table:table-cell table:style-name="ce11"/>
          <table:table-cell table:style-name="ce12"/>
          <table:table-cell table:style-name="ce13"/>
          <table:table-cell table:style-name="ce14"/>
          <table:table-cell table:style-name="ce13"/>
          <table:table-cell table:style-name="ce15"/>
          <table:table-cell table:style-name="ce10"/>
          <table:table-cell table:style-name="ce11"/>
          <table:table-cell table:style-name="ce16"/>
          <table:table-cell table:style-name="ce17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8">
            <text:p>4.1.01.01.01</text:p>
          </table:table-cell>
          <table:table-cell office:value-type="string" table:style-name="ce19">
            <text:p>Servicios Especializado de mantenimiento</text:p>
          </table:table-cell>
          <table:table-cell table:style-name="ce20"/>
          <table:table-cell office:value-type="float" office:value="540" table:style-name="ce21">
            <text:p>540</text:p>
          </table:table-cell>
          <table:table-cell office:value-type="float" office:value="0" table:style-name="ce22">
            <text:p>0</text:p>
          </table:table-cell>
          <table:table-cell office:value-type="float" office:value="60" table:style-name="ce21">
            <text:p>60</text:p>
          </table:table-cell>
          <table:table-cell office:value-type="float" office:value="600" table:formula="of:=[.D10]-[.E10]+[.F10]" table:style-name="ce23">
            <text:p>600</text:p>
          </table:table-cell>
          <table:table-cell office:value-type="string" table:style-name="ce18">
            <text:p>4.1.01.01.01</text:p>
          </table:table-cell>
          <table:table-cell office:value-type="string" table:style-name="ce19">
            <text:p>Servicios Especializado de mantenimiento</text:p>
          </table:table-cell>
          <table:table-cell office:value-type="float" office:value="0" table:style-name="ce21">
            <text:p>0</text:p>
          </table:table-cell>
          <table:table-cell office:value-type="float" office:value="600" table:formula="of:=+[.G10]-[.J10]" table:style-name="ce24">
            <text:p>600<text:s/>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8">
            <text:p>4.1.01.02.01</text:p>
          </table:table-cell>
          <table:table-cell office:value-type="string" table:style-name="ce19">
            <text:p>Pensión Básica</text:p>
          </table:table-cell>
          <table:table-cell table:style-name="ce20"/>
          <table:table-cell office:value-type="float" office:value="101984.64" table:style-name="ce21">
            <text:p>101.985</text:p>
          </table:table-cell>
          <table:table-cell office:value-type="float" office:value="3" table:style-name="ce22">
            <text:p>3</text:p>
          </table:table-cell>
          <table:table-cell office:value-type="float" office:value="52976.71" table:style-name="ce21">
            <text:p>52.977</text:p>
          </table:table-cell>
          <table:table-cell office:value-type="float" office:value="154958.35" table:formula="of:=[.D11]-[.E11]+[.F11]" table:style-name="ce23">
            <text:p>154.958</text:p>
          </table:table-cell>
          <table:table-cell office:value-type="string" table:style-name="ce18">
            <text:p>4.1.01.02.01</text:p>
          </table:table-cell>
          <table:table-cell office:value-type="string" table:style-name="ce19">
            <text:p>Pensión Básica</text:p>
          </table:table-cell>
          <table:table-cell office:value-type="float" office:value="151904.19" table:style-name="ce21">
            <text:p>151.904</text:p>
          </table:table-cell>
          <table:table-cell office:value-type="float" office:value="3054.1600000000035" table:formula="of:=+[.G11]-[.J11]" table:style-name="ce24">
            <text:p>3054<text:s/>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8">
            <text:p>4.1.01.02.05</text:p>
          </table:table-cell>
          <table:table-cell office:value-type="string" table:style-name="ce19">
            <text:p>Consumo Celular</text:p>
          </table:table-cell>
          <table:table-cell table:style-name="ce20"/>
          <table:table-cell office:value-type="float" office:value="266884.58" table:style-name="ce21">
            <text:p>266.885</text:p>
          </table:table-cell>
          <table:table-cell office:value-type="float" office:value="18.34" table:style-name="ce22">
            <text:p>18</text:p>
          </table:table-cell>
          <table:table-cell office:value-type="float" office:value="110808.41" table:style-name="ce21">
            <text:p>110.808</text:p>
          </table:table-cell>
          <table:table-cell office:value-type="float" office:value="377674.65" table:formula="of:=[.D12]-[.E12]+[.F12]" table:style-name="ce23">
            <text:p>377.675</text:p>
          </table:table-cell>
          <table:table-cell office:value-type="string" table:style-name="ce18">
            <text:p>4.1.01.02.05</text:p>
          </table:table-cell>
          <table:table-cell office:value-type="string" table:style-name="ce19">
            <text:p>Consumo Celular</text:p>
          </table:table-cell>
          <table:table-cell office:value-type="float" office:value="237998.87" table:style-name="ce21">
            <text:p>237.999</text:p>
          </table:table-cell>
          <table:table-cell office:value-type="float" office:value="139675.78000000003" table:formula="of:=+[.G12]-[.J12]" table:style-name="ce24">
            <text:p>139676<text:s/>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8">
            <text:p>4.1.01.02.02</text:p>
          </table:table-cell>
          <table:table-cell office:value-type="string" table:style-name="ce19">
            <text:p>Consumo Local</text:p>
          </table:table-cell>
          <table:table-cell table:style-name="ce20"/>
          <table:table-cell office:value-type="float" office:value="21117.13" table:style-name="ce21">
            <text:p>21.117</text:p>
          </table:table-cell>
          <table:table-cell office:value-type="float" office:value="11.25" table:style-name="ce22">
            <text:p>11</text:p>
          </table:table-cell>
          <table:table-cell office:value-type="float" office:value="9375.25" table:style-name="ce21">
            <text:p>9.375</text:p>
          </table:table-cell>
          <table:table-cell office:value-type="float" office:value="30481.13" table:formula="of:=[.D13]-[.E13]+[.F13]" table:style-name="ce23">
            <text:p>30.481</text:p>
          </table:table-cell>
          <table:table-cell office:value-type="string" table:style-name="ce18">
            <text:p>4.1.01.02.02</text:p>
          </table:table-cell>
          <table:table-cell office:value-type="string" table:style-name="ce19">
            <text:p>Consumo Local</text:p>
          </table:table-cell>
          <table:table-cell office:value-type="float" office:value="39129.120000000003" table:style-name="ce21">
            <text:p>39.129</text:p>
          </table:table-cell>
          <table:table-cell office:value-type="float" office:value="-8647.9900000000016" table:formula="of:=+[.G13]-[.J13]" table:style-name="ce24">
            <text:p>(8648)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8">
            <text:p>4.1.01.02.04</text:p>
          </table:table-cell>
          <table:table-cell office:value-type="string" table:style-name="ce19">
            <text:p>Consumo Nacional</text:p>
          </table:table-cell>
          <table:table-cell table:style-name="ce20"/>
          <table:table-cell office:value-type="float" office:value="10220.36" table:style-name="ce21">
            <text:p>10.220</text:p>
          </table:table-cell>
          <table:table-cell office:value-type="float" office:value="0.7" table:formula="of:=0.7" table:style-name="ce22">
            <text:p>1</text:p>
          </table:table-cell>
          <table:table-cell office:value-type="float" office:value="4491.17" table:style-name="ce21">
            <text:p>4.491</text:p>
          </table:table-cell>
          <table:table-cell office:value-type="float" office:value="14710.83" table:formula="of:=[.D14]-[.E14]+[.F14]" table:style-name="ce23">
            <text:p>14.711</text:p>
          </table:table-cell>
          <table:table-cell office:value-type="string" table:style-name="ce18">
            <text:p>4.1.01.02.04</text:p>
          </table:table-cell>
          <table:table-cell office:value-type="string" table:style-name="ce19">
            <text:p>Consumo Nacional</text:p>
          </table:table-cell>
          <table:table-cell office:value-type="float" office:value="16383.91" table:style-name="ce21">
            <text:p>16.384</text:p>
          </table:table-cell>
          <table:table-cell office:value-type="float" office:value="-1673.08" table:formula="of:=+[.G14]-[.J14]" table:style-name="ce24">
            <text:p>(1673)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8">
            <text:p>4.1.01.02.06</text:p>
          </table:table-cell>
          <table:table-cell office:value-type="string" table:style-name="ce19">
            <text:p>Consumo Internacional</text:p>
          </table:table-cell>
          <table:table-cell table:style-name="ce20"/>
          <table:table-cell office:value-type="float" office:value="1143.74" table:style-name="ce21">
            <text:p>1.144</text:p>
          </table:table-cell>
          <table:table-cell office:value-type="float" office:value="0" table:style-name="ce22">
            <text:p>0</text:p>
          </table:table-cell>
          <table:table-cell office:value-type="float" office:value="869.44" table:style-name="ce21">
            <text:p>869</text:p>
          </table:table-cell>
          <table:table-cell office:value-type="float" office:value="2013.18" table:formula="of:=[.D15]-[.E15]+[.F15]" table:style-name="ce23">
            <text:p>2.013</text:p>
          </table:table-cell>
          <table:table-cell office:value-type="string" table:style-name="ce18">
            <text:p>4.1.01.02.06</text:p>
          </table:table-cell>
          <table:table-cell office:value-type="string" table:style-name="ce19">
            <text:p>Consumo Internacional</text:p>
          </table:table-cell>
          <table:table-cell office:value-type="float" office:value="2235.39" table:style-name="ce21">
            <text:p>2.235</text:p>
          </table:table-cell>
          <table:table-cell office:value-type="float" office:value="-222.20999999999981" table:formula="of:=+[.G15]-[.J15]" table:style-name="ce24">
            <text:p>(222)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18"/>
          <table:table-cell table:style-name="ce25"/>
          <table:table-cell table:style-name="ce20"/>
          <table:table-cell table:style-name="ce21"/>
          <table:table-cell table:style-name="ce22"/>
          <table:table-cell table:style-name="ce21"/>
          <table:table-cell table:style-name="ce23"/>
          <table:table-cell table:style-name="ce18"/>
          <table:table-cell table:style-name="ce25"/>
          <table:table-cell table:style-name="ce21"/>
          <table:table-cell table:style-name="ce24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18"/>
          <table:table-cell office:value-type="string" table:style-name="ce26">
            <text:p>Interconexión</text:p>
          </table:table-cell>
          <table:table-cell table:style-name="ce20"/>
          <table:table-cell table:style-name="ce21"/>
          <table:table-cell table:style-name="ce22"/>
          <table:table-cell table:style-name="ce21"/>
          <table:table-cell table:style-name="ce23"/>
          <table:table-cell table:style-name="ce18"/>
          <table:table-cell office:value-type="string" table:style-name="ce26">
            <text:p>Interconexión</text:p>
          </table:table-cell>
          <table:table-cell table:style-name="ce21"/>
          <table:table-cell table:style-name="ce24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8">
            <text:p>4.2.01.02</text:p>
          </table:table-cell>
          <table:table-cell office:value-type="string" table:style-name="ce25">
            <text:p>CORPORACION NACIONAL DE TELECOMUNICACIONES CNT S.A.</text:p>
          </table:table-cell>
          <table:table-cell table:style-name="ce20"/>
          <table:table-cell office:value-type="float" office:value="43512.46" table:style-name="ce21">
            <text:p>43.512</text:p>
          </table:table-cell>
          <table:table-cell office:value-type="float" office:value="0" table:style-name="ce22">
            <text:p>0</text:p>
          </table:table-cell>
          <table:table-cell office:value-type="float" office:value="18973.240000000002" table:style-name="ce21">
            <text:p>18.973</text:p>
          </table:table-cell>
          <table:table-cell office:value-type="float" office:value="62485.7" table:formula="of:=[.D18]-[.E18]+[.F18]" table:style-name="ce23">
            <text:p>62.486</text:p>
          </table:table-cell>
          <table:table-cell office:value-type="string" table:style-name="ce18">
            <text:p>4.2.01.02</text:p>
          </table:table-cell>
          <table:table-cell office:value-type="string" table:style-name="ce25">
            <text:p>CORPORACION NACIONAL DE TELECOMUNICACIONES CNT S.A.</text:p>
          </table:table-cell>
          <table:table-cell office:value-type="float" office:value="88612.57" table:style-name="ce21">
            <text:p>88.613</text:p>
          </table:table-cell>
          <table:table-cell office:value-type="float" office:value="-26126.87000000001" table:formula="of:=+[.G18]-[.J18]" table:style-name="ce24">
            <text:p>(26127)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8">
            <text:p>4.2.01.03</text:p>
          </table:table-cell>
          <table:table-cell office:value-type="string" table:style-name="ce25">
            <text:p>CONECEL ' PORTA '</text:p>
          </table:table-cell>
          <table:table-cell table:style-name="ce20"/>
          <table:table-cell office:value-type="float" office:value="58366.69" table:style-name="ce21">
            <text:p>58.367</text:p>
          </table:table-cell>
          <table:table-cell office:value-type="float" office:value="0" table:style-name="ce22">
            <text:p>0</text:p>
          </table:table-cell>
          <table:table-cell office:value-type="float" office:value="20276.05" table:style-name="ce21">
            <text:p>20.276</text:p>
          </table:table-cell>
          <table:table-cell office:value-type="float" office:value="78642.740000000005" table:formula="of:=[.D19]-[.E19]+[.F19]" table:style-name="ce23">
            <text:p>78.643</text:p>
          </table:table-cell>
          <table:table-cell office:value-type="string" table:style-name="ce18">
            <text:p>4.2.01.03</text:p>
          </table:table-cell>
          <table:table-cell office:value-type="string" table:style-name="ce25">
            <text:p>CONECEL ' PORTA '</text:p>
          </table:table-cell>
          <table:table-cell office:value-type="float" office:value="83469.61" table:style-name="ce21">
            <text:p>83.470</text:p>
          </table:table-cell>
          <table:table-cell office:value-type="float" office:value="-4826.8699999999953" table:formula="of:=+[.G19]-[.J19]" table:style-name="ce24">
            <text:p>(4827)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8">
            <text:p>4.2.01.04</text:p>
          </table:table-cell>
          <table:table-cell office:value-type="string" table:style-name="ce25">
            <text:p>OTECEL S.A. ' MOVISTAR'</text:p>
          </table:table-cell>
          <table:table-cell table:style-name="ce20"/>
          <table:table-cell office:value-type="float" office:value="36372.46" table:style-name="ce21">
            <text:p>36.372</text:p>
          </table:table-cell>
          <table:table-cell office:value-type="float" office:value="0" table:style-name="ce22">
            <text:p>0</text:p>
          </table:table-cell>
          <table:table-cell office:value-type="float" office:value="20065.650000000001" table:style-name="ce21">
            <text:p>20.066</text:p>
          </table:table-cell>
          <table:table-cell office:value-type="float" office:value="56438.11" table:formula="of:=[.D20]-[.E20]+[.F20]" table:style-name="ce23">
            <text:p>56.438</text:p>
          </table:table-cell>
          <table:table-cell office:value-type="string" table:style-name="ce18">
            <text:p>4.2.01.04</text:p>
          </table:table-cell>
          <table:table-cell office:value-type="string" table:style-name="ce25">
            <text:p>OTECEL S.A. ' MOVISTAR'</text:p>
          </table:table-cell>
          <table:table-cell office:value-type="float" office:value="51770.16" table:style-name="ce21">
            <text:p>51.770</text:p>
          </table:table-cell>
          <table:table-cell office:value-type="float" office:value="4667.9499999999971" table:formula="of:=+[.G20]-[.J20]" table:style-name="ce24">
            <text:p>4668<text:s/>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8">
            <text:p>4.2.01.05</text:p>
          </table:table-cell>
          <table:table-cell office:value-type="string" table:style-name="ce25">
            <text:p>TELECSA S.A. 'ALEGRO'</text:p>
          </table:table-cell>
          <table:table-cell table:style-name="ce20"/>
          <table:table-cell office:value-type="float" office:value="6303.52" table:style-name="ce21">
            <text:p>6.304</text:p>
          </table:table-cell>
          <table:table-cell office:value-type="float" office:value="0" table:style-name="ce22">
            <text:p>0</text:p>
          </table:table-cell>
          <table:table-cell office:value-type="float" office:value="2783.26" table:style-name="ce21">
            <text:p>2.783</text:p>
          </table:table-cell>
          <table:table-cell office:value-type="float" office:value="9086.7800000000007" table:formula="of:=[.D21]-[.E21]+[.F21]" table:style-name="ce23">
            <text:p>9.087</text:p>
          </table:table-cell>
          <table:table-cell office:value-type="string" table:style-name="ce18">
            <text:p>4.2.01.05</text:p>
          </table:table-cell>
          <table:table-cell office:value-type="string" table:style-name="ce25">
            <text:p>TELECSA S.A. 'ALEGRO'</text:p>
          </table:table-cell>
          <table:table-cell office:value-type="float" office:value="13143.91" table:style-name="ce21">
            <text:p>13.144</text:p>
          </table:table-cell>
          <table:table-cell office:value-type="float" office:value="-4057.1299999999992" table:formula="of:=+[.G21]-[.J21]" table:style-name="ce24">
            <text:p>(4057)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8">
            <text:p>4.2.01.06</text:p>
          </table:table-cell>
          <table:table-cell office:value-type="string" table:style-name="ce25">
            <text:p>SETEL " TV CABLE "</text:p>
          </table:table-cell>
          <table:table-cell table:style-name="ce20"/>
          <table:table-cell office:value-type="float" office:value="2144.64" table:style-name="ce21">
            <text:p>2.145</text:p>
          </table:table-cell>
          <table:table-cell office:value-type="float" office:value="0" table:style-name="ce22">
            <text:p>0</text:p>
          </table:table-cell>
          <table:table-cell office:value-type="float" office:value="974.77" table:style-name="ce21">
            <text:p>975</text:p>
          </table:table-cell>
          <table:table-cell office:value-type="float" office:value="3119.41" table:formula="of:=[.D22]-[.E22]+[.F22]" table:style-name="ce23">
            <text:p>3.119</text:p>
          </table:table-cell>
          <table:table-cell office:value-type="string" table:style-name="ce18">
            <text:p>4.2.01.06</text:p>
          </table:table-cell>
          <table:table-cell office:value-type="string" table:style-name="ce25">
            <text:p>SETEL " TV CABLE "</text:p>
          </table:table-cell>
          <table:table-cell office:value-type="float" office:value="4165.82" table:style-name="ce21">
            <text:p>4.166</text:p>
          </table:table-cell>
          <table:table-cell office:value-type="float" office:value="-1046.4099999999999" table:formula="of:=+[.G22]-[.J22]" table:style-name="ce24">
            <text:p>(1046)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8">
            <text:p>4.2.01.11</text:p>
          </table:table-cell>
          <table:table-cell office:value-type="string" table:style-name="ce25">
            <text:p>ETAPA EP.</text:p>
          </table:table-cell>
          <table:table-cell table:style-name="ce20"/>
          <table:table-cell office:value-type="float" office:value="491.72" table:style-name="ce21">
            <text:p>492</text:p>
          </table:table-cell>
          <table:table-cell office:value-type="float" office:value="0" table:style-name="ce22">
            <text:p>0</text:p>
          </table:table-cell>
          <table:table-cell office:value-type="float" office:value="229.09" table:style-name="ce21">
            <text:p>229</text:p>
          </table:table-cell>
          <table:table-cell office:value-type="float" office:value="720.81000000000006" table:formula="of:=[.D23]-[.E23]+[.F23]" table:style-name="ce23">
            <text:p>721</text:p>
          </table:table-cell>
          <table:table-cell office:value-type="string" table:style-name="ce18">
            <text:p>4.2.01.11</text:p>
          </table:table-cell>
          <table:table-cell office:value-type="string" table:style-name="ce25">
            <text:p>ETAPA EP.</text:p>
          </table:table-cell>
          <table:table-cell office:value-type="float" office:value="1163.8" table:style-name="ce21">
            <text:p>1.164</text:p>
          </table:table-cell>
          <table:table-cell office:value-type="float" office:value="-442.9899999999999" table:formula="of:=+[.G23]-[.J23]" table:style-name="ce24">
            <text:p>(443)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18"/>
          <table:table-cell table:style-name="ce25"/>
          <table:table-cell table:style-name="ce20"/>
          <table:table-cell table:style-name="ce21"/>
          <table:table-cell table:style-name="ce22"/>
          <table:table-cell table:style-name="ce21"/>
          <table:table-cell table:style-name="ce23"/>
          <table:table-cell table:style-name="ce18"/>
          <table:table-cell table:style-name="ce25"/>
          <table:table-cell table:style-name="ce21"/>
          <table:table-cell table:style-name="ce24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8">
            <text:p>4.1.01.03</text:p>
          </table:table-cell>
          <table:table-cell office:value-type="string" table:style-name="ce19">
            <text:p>Servicios complementarios, instalaciones y otros</text:p>
          </table:table-cell>
          <table:table-cell table:style-name="ce20"/>
          <table:table-cell office:value-type="float" office:value="840" table:style-name="ce21">
            <text:p>84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840" table:formula="of:=[.D25]-[.E25]+[.F25]" table:style-name="ce23">
            <text:p>840</text:p>
          </table:table-cell>
          <table:table-cell office:value-type="string" table:style-name="ce18">
            <text:p>4.1.01.03</text:p>
          </table:table-cell>
          <table:table-cell office:value-type="string" table:style-name="ce19">
            <text:p>Servicios complementarios, instalaciones y otros</text:p>
          </table:table-cell>
          <table:table-cell office:value-type="float" office:value="254.49" table:style-name="ce21">
            <text:p>254</text:p>
          </table:table-cell>
          <table:table-cell office:value-type="float" office:value="585.51" table:formula="of:=+[.G25]-[.J25]" table:style-name="ce24">
            <text:p>586<text:s/>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8">
            <text:p>4.1.01.06</text:p>
          </table:table-cell>
          <table:table-cell office:value-type="string" table:style-name="ce19">
            <text:p>Consumo regional</text:p>
          </table:table-cell>
          <table:table-cell table:style-name="ce20"/>
          <table:table-cell office:value-type="float" office:value="0" table:style-name="ce21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D26]-[.E26]+[.F26]" table:style-name="ce23">
            <text:p>0</text:p>
          </table:table-cell>
          <table:table-cell office:value-type="string" table:style-name="ce18">
            <text:p>4.1.01.06</text:p>
          </table:table-cell>
          <table:table-cell office:value-type="string" table:style-name="ce19">
            <text:p>Consumo regional</text:p>
          </table:table-cell>
          <table:table-cell office:value-type="float" office:value="0.5" table:style-name="ce21">
            <text:p>1</text:p>
          </table:table-cell>
          <table:table-cell office:value-type="float" office:value="-0.5" table:formula="of:=+[.G26]-[.J26]" table:style-name="ce24">
            <text:p>(1)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18"/>
          <table:table-cell office:value-type="string" table:style-name="ce19">
            <text:p>Otros servicios</text:p>
          </table:table-cell>
          <table:table-cell table:style-name="ce20"/>
          <table:table-cell office:value-type="float" office:value="66406.3" table:style-name="ce21">
            <text:p>66.406</text:p>
          </table:table-cell>
          <table:table-cell office:value-type="float" office:value="0" table:style-name="ce22">
            <text:p>0</text:p>
          </table:table-cell>
          <table:table-cell office:value-type="float" office:value="30958.36" table:style-name="ce21">
            <text:p>30.958</text:p>
          </table:table-cell>
          <table:table-cell office:value-type="float" office:value="97364.66" table:formula="of:=[.D27]-[.E27]+[.F27]" table:style-name="ce23">
            <text:p>97.365</text:p>
          </table:table-cell>
          <table:table-cell table:style-name="ce18"/>
          <table:table-cell office:value-type="string" table:style-name="ce19">
            <text:p>Otros servicios</text:p>
          </table:table-cell>
          <table:table-cell office:value-type="float" office:value="92804.95" table:style-name="ce21">
            <text:p>92.805</text:p>
          </table:table-cell>
          <table:table-cell office:value-type="float" office:value="4559.7100000000064" table:formula="of:=+[.G27]-[.J27]" table:style-name="ce24">
            <text:p>4560<text:s/>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8">
            <text:p>4.3.01.01</text:p>
          </table:table-cell>
          <table:table-cell office:value-type="string" table:style-name="ce19">
            <text:p>Otros Ingresos</text:p>
          </table:table-cell>
          <table:table-cell table:style-name="ce20"/>
          <table:table-cell office:value-type="float" office:value="3126.6" table:style-name="ce21">
            <text:p>3.127</text:p>
          </table:table-cell>
          <table:table-cell office:value-type="float" office:value="0" table:style-name="ce22">
            <text:p>0</text:p>
          </table:table-cell>
          <table:table-cell office:value-type="float" office:value="222.06" table:style-name="ce21">
            <text:p>222</text:p>
          </table:table-cell>
          <table:table-cell office:value-type="float" office:value="3348.66" table:formula="of:=[.D28]-[.E28]+[.F28]" table:style-name="ce23">
            <text:p>3.349</text:p>
          </table:table-cell>
          <table:table-cell office:value-type="string" table:style-name="ce18">
            <text:p>4.3.01.01</text:p>
          </table:table-cell>
          <table:table-cell office:value-type="string" table:style-name="ce19">
            <text:p>Otros Ingresos</text:p>
          </table:table-cell>
          <table:table-cell office:value-type="float" office:value="456.33" table:style-name="ce21">
            <text:p>456</text:p>
          </table:table-cell>
          <table:table-cell office:value-type="float" office:value="2892.33" table:formula="of:=+[.G28]-[.J28]" table:style-name="ce24">
            <text:p>2892<text:s/>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18"/>
          <table:table-cell table:style-name="ce19"/>
          <table:table-cell table:style-name="ce20"/>
          <table:table-cell table:style-name="ce21"/>
          <table:table-cell table:style-name="ce22"/>
          <table:table-cell table:style-name="ce21"/>
          <table:table-cell table:style-name="ce23"/>
          <table:table-cell table:style-name="ce18"/>
          <table:table-cell table:style-name="ce19"/>
          <table:table-cell table:style-name="ce21"/>
          <table:table-cell table:style-name="ce24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18"/>
          <table:table-cell office:value-type="string" table:style-name="ce26">
            <text:p>DESCUENTOS</text:p>
          </table:table-cell>
          <table:table-cell table:style-name="ce20"/>
          <table:table-cell table:style-name="ce21"/>
          <table:table-cell table:style-name="ce22"/>
          <table:table-cell table:style-name="ce21"/>
          <table:table-cell table:style-name="ce23"/>
          <table:table-cell table:style-name="ce18"/>
          <table:table-cell office:value-type="string" table:style-name="ce26">
            <text:p>DESCUENTOS</text:p>
          </table:table-cell>
          <table:table-cell table:style-name="ce21"/>
          <table:table-cell table:style-name="ce24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8">
            <text:p>4.4.01.01</text:p>
          </table:table-cell>
          <table:table-cell office:value-type="string" table:style-name="ce25">
            <text:p>Descuento por tercera edad</text:p>
          </table:table-cell>
          <table:table-cell table:style-name="ce20"/>
          <table:table-cell office:value-type="float" office:value="1497.95" table:style-name="ce21">
            <text:p>1.498</text:p>
          </table:table-cell>
          <table:table-cell office:value-type="float" office:value="782.18" table:style-name="ce22">
            <text:p>782</text:p>
          </table:table-cell>
          <table:table-cell office:value-type="float" office:value="0" table:style-name="ce21">
            <text:p>0</text:p>
          </table:table-cell>
          <table:table-cell office:value-type="float" office:value="2280.13" table:formula="of:=[.D31]+[.E31]-[.F31]" table:style-name="ce23">
            <text:p>2.280</text:p>
          </table:table-cell>
          <table:table-cell office:value-type="string" table:style-name="ce18">
            <text:p>4.4.01.01</text:p>
          </table:table-cell>
          <table:table-cell office:value-type="string" table:style-name="ce25">
            <text:p>Descuento por tercera edad</text:p>
          </table:table-cell>
          <table:table-cell office:value-type="float" office:value="-2394.13" table:style-name="ce21">
            <text:p>-2.394</text:p>
          </table:table-cell>
          <table:table-cell office:value-type="float" office:value="4674.26" table:formula="of:=+[.G31]-[.J31]" table:style-name="ce24">
            <text:p>4674<text:s/>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8">
            <text:p>4.4.01.02</text:p>
          </table:table-cell>
          <table:table-cell office:value-type="string" table:style-name="ce25">
            <text:p>Descuento en ventas / servicios</text:p>
          </table:table-cell>
          <table:table-cell table:style-name="ce20"/>
          <table:table-cell office:value-type="float" office:value="0" table:style-name="ce21">
            <text:p>0</text:p>
          </table:table-cell>
          <table:table-cell table:style-name="ce22"/>
          <table:table-cell table:style-name="ce21"/>
          <table:table-cell office:value-type="float" office:value="0" table:formula="of:=[.D32]+[.E32]-[.F32]" table:style-name="ce23">
            <text:p>0</text:p>
          </table:table-cell>
          <table:table-cell office:value-type="string" table:style-name="ce18">
            <text:p>4.4.01.02</text:p>
          </table:table-cell>
          <table:table-cell office:value-type="string" table:style-name="ce25">
            <text:p>Descuento en ventas / servicios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+[.G32]-[.J32]" table:style-name="ce24">
            <text:p>-<text:s/>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18"/>
          <table:table-cell table:style-name="ce19"/>
          <table:table-cell table:style-name="ce20"/>
          <table:table-cell table:style-name="ce21"/>
          <table:table-cell table:style-name="ce22"/>
          <table:table-cell table:style-name="ce21"/>
          <table:table-cell table:style-name="ce23"/>
          <table:table-cell table:style-name="ce18"/>
          <table:table-cell table:style-name="ce19"/>
          <table:table-cell table:style-name="ce21"/>
          <table:table-cell table:style-name="ce24"/>
          <table:table-cell table:number-columns-repeated="50" table:style-name="ce4"/>
          <table:table-cell table:number-columns-repeated="16323"/>
        </table:table-row>
        <table:table-row table:style-name="ro3">
          <table:table-cell table:style-name="ce27"/>
          <table:table-cell office:value-type="string" table:style-name="ce28">
            <text:p>Total</text:p>
          </table:table-cell>
          <table:table-cell table:style-name="ce28"/>
          <table:table-cell office:value-type="float" office:value="620952.79" table:formula="of:=SUM([.D9:.D33])" table:style-name="ce29">
            <text:p>620.953</text:p>
          </table:table-cell>
          <table:table-cell office:value-type="float" office:value="815.46999999999991" table:formula="of:=SUM([.E9:.E33])" table:style-name="ce29">
            <text:p>815</text:p>
          </table:table-cell>
          <table:table-cell office:value-type="float" office:value="273063.45999999996" table:formula="of:=SUM([.F9:.F33])" table:style-name="ce29">
            <text:p>273.063</text:p>
          </table:table-cell>
          <table:table-cell office:value-type="float" office:value="894765.14000000013" table:formula="of:=SUM([.G9:.G33])" table:style-name="ce29">
            <text:p>894.765</text:p>
          </table:table-cell>
          <table:table-cell table:number-columns-repeated="2" table:style-name="ce30"/>
          <table:table-cell office:value-type="float" office:value="781099.49" table:formula="of:=SUM([.J9:.J33])" table:style-name="ce29">
            <text:p>781.099</text:p>
          </table:table-cell>
          <table:table-cell office:value-type="float" office:value="113665.65000000004" table:formula="of:=SUM([.K9:.K33])" table:style-name="ce31">
            <text:p>113666<text:s/></text:p>
          </table:table-cell>
          <table:table-cell table:style-name="ce32"/>
          <table:table-cell table:number-columns-repeated="16372" table:style-name="ce33"/>
        </table:table-row>
        <table:table-row table:style-name="ro1">
          <table:table-cell table:number-columns-repeated="12" table:style-name="ce5"/>
          <table:table-cell table:number-columns-repeated="16372" table:style-name="ce1"/>
        </table:table-row>
        <table:table-row table:style-name="ro1">
          <table:table-cell table:style-name="ce5"/>
          <table:table-cell table:number-columns-repeated="2" table:style-name="ce34"/>
          <table:table-cell office:value-type="string" table:style-name="ce35">
            <text:p>Saldo al</text:p>
          </table:table-cell>
          <table:table-cell office:value-type="string" table:style-name="ce36">
            <text:p>Saldo al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37">
            <text:p>Nota a los estados financieros:</text:p>
          </table:table-cell>
          <table:table-cell table:style-name="ce37"/>
          <table:table-cell office:value-type="date" office:date-value="2021-12-31T00:00:00" table:style-name="ce38">
            <text:p>31/12/2021</text:p>
          </table:table-cell>
          <table:table-cell office:value-type="date" office:date-value="2020-12-31T00:00:00" table:style-name="ce39">
            <text:p>31/12/2020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table:number-columns-repeated="2" table:style-name="ce40"/>
          <table:table-cell table:style-name="ce41"/>
          <table:table-cell table:style-name="ce42"/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40">
            <text:p>Ventas e Ingresos</text:p>
          </table:table-cell>
          <table:table-cell table:style-name="ce40"/>
          <table:table-cell table:style-name="ce41"/>
          <table:table-cell table:style-name="ce42"/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43">
            <text:p>Servicios especializados de Mantenimiento</text:p>
          </table:table-cell>
          <table:table-cell table:style-name="ce40"/>
          <table:table-cell office:value-type="float" office:value="600" table:formula="of:=[.G10]" table:style-name="ce44">
            <text:p>600</text:p>
          </table:table-cell>
          <table:table-cell office:value-type="float" office:value="0" table:formula="of:=[.J10]" table:style-name="ce44">
            <text:p>0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43">
            <text:p>Pensión Básica</text:p>
          </table:table-cell>
          <table:table-cell table:style-name="ce40"/>
          <table:table-cell office:value-type="float" office:value="154958.35" table:formula="of:=[.G11]" table:style-name="ce44">
            <text:p>154.958</text:p>
          </table:table-cell>
          <table:table-cell office:value-type="float" office:value="151904.19" table:formula="of:=[.J11]" table:style-name="ce44">
            <text:p>151.904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45">
            <text:p>Consumo Celular</text:p>
          </table:table-cell>
          <table:table-cell table:style-name="ce46"/>
          <table:table-cell office:value-type="float" office:value="377674.65" table:formula="of:=[.G12]" table:style-name="ce47">
            <text:p>377.675</text:p>
          </table:table-cell>
          <table:table-cell office:value-type="float" office:value="237998.87" table:formula="of:=[.J12]" table:style-name="ce47">
            <text:p>237.999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45">
            <text:p>Consumo Local</text:p>
          </table:table-cell>
          <table:table-cell table:style-name="ce46"/>
          <table:table-cell office:value-type="float" office:value="30481.13" table:formula="of:=[.G13]" table:style-name="ce47">
            <text:p>30.481</text:p>
          </table:table-cell>
          <table:table-cell office:value-type="float" office:value="39129.120000000003" table:formula="of:=[.J13]" table:style-name="ce47">
            <text:p>39.129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45">
            <text:p>Interconexión</text:p>
          </table:table-cell>
          <table:table-cell table:style-name="ce46"/>
          <table:table-cell office:value-type="float" office:value="210493.55" table:formula="of:=SUM([.G17:.G24])" table:style-name="ce47">
            <text:p>210.494</text:p>
          </table:table-cell>
          <table:table-cell office:value-type="float" office:value="242325.87" table:formula="of:=SUM([.J17:.J24])" table:style-name="ce47">
            <text:p>242.326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45">
            <text:p>Consumo Nacional e Internacional</text:p>
          </table:table-cell>
          <table:table-cell table:style-name="ce46"/>
          <table:table-cell office:value-type="float" office:value="16724.009999999998" table:formula="of:=[.G14]+[.G15]" table:style-name="ce47">
            <text:p>16.724</text:p>
          </table:table-cell>
          <table:table-cell office:value-type="float" office:value="18619.3" table:formula="of:=[.J14]+[.J15]" table:style-name="ce47">
            <text:p>18.619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45">
            <text:p>Otros Servicios</text:p>
          </table:table-cell>
          <table:table-cell table:style-name="ce46"/>
          <table:table-cell office:value-type="float" office:value="98204.66" table:formula="of:=SUM([.G25:.G27])" table:style-name="ce47">
            <text:p>98.205</text:p>
          </table:table-cell>
          <table:table-cell office:value-type="float" office:value="93059.94" table:formula="of:=SUM([.J25:.J27])" table:style-name="ce47">
            <text:p>93.060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4">
          <table:table-cell table:style-name="ce5"/>
          <table:table-cell office:value-type="string" table:style-name="ce48">
            <text:p>Sub-Total</text:p>
          </table:table-cell>
          <table:table-cell table:style-name="ce46"/>
          <table:table-cell office:value-type="float" office:value="889136.35" table:formula="of:=SUM([.D40:.D46])" table:style-name="ce49">
            <text:p>889.136</text:p>
          </table:table-cell>
          <table:table-cell office:value-type="float" office:value="783037.29" table:formula="of:=SUM([.E40:.E46])" table:style-name="ce49">
            <text:p>783.037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table:number-columns-repeated="2" table:style-name="ce46"/>
          <table:table-cell table:number-columns-repeated="2" table:style-name="ce47"/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46">
            <text:p>Menos Descuentos Concedidos</text:p>
          </table:table-cell>
          <table:table-cell table:style-name="ce46"/>
          <table:table-cell office:value-type="float" office:value="2280.13" table:formula="of:=SUM([.G30:.G33])" table:style-name="ce47">
            <text:p>2.280</text:p>
          </table:table-cell>
          <table:table-cell office:value-type="float" office:value="-2394.13" table:formula="of:=SUM([.J30:.J33])" table:style-name="ce47">
            <text:p>-2.394</text:p>
          </table:table-cell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46">
            <text:p>Otros Ingresos</text:p>
          </table:table-cell>
          <table:table-cell table:style-name="ce46"/>
          <table:table-cell office:value-type="float" office:value="3348.66" table:formula="of:=[.G28]" table:style-name="ce47">
            <text:p>3.349</text:p>
          </table:table-cell>
          <table:table-cell office:value-type="float" office:value="456.33" table:formula="of:=[.J28]" table:style-name="ce47">
            <text:p>456</text:p>
          </table:table-cell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table:number-columns-repeated="2" table:style-name="ce46"/>
          <table:table-cell table:number-columns-repeated="2" table:style-name="ce50"/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51">
            <text:p>Total</text:p>
          </table:table-cell>
          <table:table-cell table:style-name="ce52"/>
          <table:table-cell office:value-type="float" office:value="894765.14" table:formula="of:=SUM([.D47:.D51])" table:style-name="ce29">
            <text:p>894.765</text:p>
          </table:table-cell>
          <table:table-cell office:value-type="float" office:value="781099.49" table:formula="of:=SUM([.E47:.E51])" table:style-name="ce29">
            <text:p>781.099</text:p>
          </table:table-cell>
          <table:table-cell table:number-columns-repeated="7" table:style-name="ce5"/>
          <table:table-cell table:number-columns-repeated="16372"/>
        </table:table-row>
        <table:table-row table:style-name="ro1">
          <table:table-cell table:number-columns-repeated="12" table:style-name="ce5"/>
          <table:table-cell table:number-columns-repeated="16372"/>
        </table:table-row>
        <table:table-row table:style-name="ro1">
          <table:table-cell office:value-type="string" table:style-name="ce53">
            <text:p>Fuente:</text:p>
          </table:table-cell>
          <table:table-cell table:number-columns-repeated="9" table:style-name="ce54"/>
          <table:table-cell table:style-name="ce55"/>
          <table:table-cell table:style-name="ce5"/>
          <table:table-cell table:number-columns-repeated="16372"/>
        </table:table-row>
        <table:table-row table:style-name="ro1">
          <table:table-cell office:value-type="string" table:style-name="ce56">
            <text:p>Estados Financieros de la compañía proporcionado por el cliente y mayores generales, para el año corriente</text:p>
          </table:table-cell>
          <table:table-cell table:number-columns-repeated="9" table:style-name="ce5"/>
          <table:table-cell table:style-name="ce57"/>
          <table:table-cell table:style-name="ce5"/>
          <table:table-cell table:number-columns-repeated="16372"/>
        </table:table-row>
        <table:table-row table:style-name="ro1">
          <table:table-cell office:value-type="string" table:style-name="ce56">
            <text:p>Nuestros papeles de trabajo y balance de comprobación del 2020 para el año anterior.</text:p>
          </table:table-cell>
          <table:table-cell table:number-columns-repeated="9" table:style-name="ce5"/>
          <table:table-cell table:style-name="ce57"/>
          <table:table-cell table:style-name="ce5"/>
          <table:table-cell table:number-columns-repeated="16372"/>
        </table:table-row>
        <table:table-row table:style-name="ro1">
          <table:table-cell table:style-name="ce56"/>
          <table:table-cell table:number-columns-repeated="9" table:style-name="ce5"/>
          <table:table-cell table:style-name="ce57"/>
          <table:table-cell table:style-name="ce5"/>
          <table:table-cell table:number-columns-repeated="16372"/>
        </table:table-row>
        <table:table-row table:style-name="ro1">
          <table:table-cell office:value-type="string" table:style-name="ce58">
            <text:p>Trabajo realizado:</text:p>
          </table:table-cell>
          <table:table-cell table:number-columns-repeated="9" table:style-name="ce5"/>
          <table:table-cell table:style-name="ce57"/>
          <table:table-cell table:style-name="ce5"/>
          <table:table-cell table:number-columns-repeated="16372"/>
        </table:table-row>
        <table:table-row table:number-rows-repeated="3" table:style-name="ro1">
          <table:table-cell table:style-name="ce56"/>
          <table:table-cell table:number-columns-repeated="9" table:style-name="ce5"/>
          <table:table-cell table:style-name="ce57"/>
          <table:table-cell table:style-name="ce5"/>
          <table:table-cell table:number-columns-repeated="16372"/>
        </table:table-row>
        <table:table-row table:style-name="ro1">
          <table:table-cell office:value-type="string" table:style-name="ce58">
            <text:p>Conclusiones:</text:p>
          </table:table-cell>
          <table:table-cell table:number-columns-repeated="9" table:style-name="ce5"/>
          <table:table-cell table:style-name="ce57"/>
          <table:table-cell table:style-name="ce5"/>
          <table:table-cell table:number-columns-repeated="16372"/>
        </table:table-row>
        <table:table-row table:number-rows-repeated="3" table:style-name="ro1">
          <table:table-cell table:number-columns-repeated="10" table:style-name="ce5"/>
          <table:table-cell table:style-name="ce57"/>
          <table:table-cell table:style-name="ce5"/>
          <table:table-cell table:number-columns-repeated="16372"/>
        </table:table-row>
        <table:table-row table:number-rows-repeated="4" table:style-name="ro1">
          <table:table-cell table:number-columns-repeated="12" table:style-name="ce5"/>
          <table:table-cell table:number-columns-repeated="16372"/>
        </table:table-row>
        <table:table-row table:number-rows-repeated="1048507" table:style-name="ro5">
          <table:table-cell table:number-columns-repeated="16384"/>
        </table:table-row>
      </table:table>
      <table:table table:name="Prueba_de_Ventas" table:style-name="ta2">
        <table:table-column table:style-name="co9" table:default-cell-style-name="ce1"/>
        <table:table-column table:style-name="co8" table:default-cell-style-name="ce1"/>
        <table:table-column table:style-name="co1" table:number-columns-repeated="4" table:default-cell-style-name="ce69"/>
        <table:table-column table:style-name="co10" table:default-cell-style-name="ce69"/>
        <table:table-column table:style-name="co1" table:number-columns-repeated="4" table:default-cell-style-name="ce69"/>
        <table:table-column table:style-name="co8" table:number-columns-repeated="6" table:default-cell-style-name="ce1"/>
        <table:table-column table:style-name="co11" table:default-cell-style-name="ce70"/>
        <table:table-column table:style-name="co8" table:number-columns-repeated="1006" table:default-cell-style-name="ce1"/>
        <table:table-column table:style-name="co7" table:number-columns-repeated="15360" table:default-cell-style-name="ce1"/>
        <table:table-row table:style-name="ro4">
          <table:table-cell/>
          <table:table-cell office:value-type="string" table:style-name="ce67">
            <text:p>LINKOTEL S.A.</text:p>
          </table:table-cell>
          <table:table-cell table:number-columns-repeated="3" table:style-name="ce68"/>
          <table:table-cell table:number-columns-repeated="6" table:style-name="ce69"/>
          <table:table-cell table:number-columns-repeated="6" table:style-name="ce1"/>
          <table:table-cell table:style-name="ce70"/>
          <table:table-cell table:number-columns-repeated="16366"/>
        </table:table-row>
        <table:table-row table:style-name="ro4">
          <table:table-cell/>
          <table:table-cell office:value-type="string" table:style-name="ce71">
            <text:p>PRUEBA DE VENTAS</text:p>
          </table:table-cell>
          <table:table-cell table:number-columns-repeated="3" table:style-name="ce72"/>
          <table:table-cell table:number-columns-repeated="6" table:style-name="ce69"/>
          <table:table-cell table:number-columns-repeated="6" table:style-name="ce1"/>
          <table:table-cell table:style-name="ce70"/>
          <table:table-cell table:number-columns-repeated="16366"/>
        </table:table-row>
        <table:table-row table:style-name="ro4">
          <table:table-cell/>
          <table:table-cell office:value-type="string" table:style-name="ce71">
            <text:p>Al 31 de diciembre del 2021 (Importes en US dolares)</text:p>
          </table:table-cell>
          <table:table-cell table:number-columns-repeated="3" table:style-name="ce72"/>
          <table:table-cell table:number-columns-repeated="6" table:style-name="ce69"/>
          <table:table-cell table:number-columns-repeated="6" table:style-name="ce1"/>
          <table:table-cell table:style-name="ce70"/>
          <table:table-cell table:number-columns-repeated="16366"/>
        </table:table-row>
        <table:table-row table:style-name="ro1">
          <table:table-cell/>
          <table:table-cell table:style-name="ce1"/>
          <table:table-cell table:number-columns-repeated="9" table:style-name="ce69"/>
          <table:table-cell table:number-columns-repeated="6" table:style-name="ce1"/>
          <table:table-cell table:style-name="ce70"/>
          <table:table-cell table:number-columns-repeated="16366"/>
        </table:table-row>
        <table:table-row table:style-name="ro1">
          <table:table-cell/>
          <table:table-cell table:style-name="ce73"/>
          <table:table-cell office:value-type="string" table:style-name="ce74">
            <text:p>Total</text:p>
          </table:table-cell>
          <table:table-cell office:value-type="string" table:style-name="ce74">
            <text:p>Total</text:p>
          </table:table-cell>
          <table:table-cell office:value-type="string" table:style-name="ce75">
            <text:p>Total</text:p>
          </table:table-cell>
          <table:table-cell office:value-type="string" table:style-name="ce74">
            <text:p>Mayor</text:p>
          </table:table-cell>
          <table:table-cell office:value-type="string" table:style-name="ce74">
            <text:p>Declaraciones</text:p>
          </table:table-cell>
          <table:table-cell table:style-name="ce74"/>
          <table:table-cell table:style-name="ce76"/>
          <table:table-cell office:value-type="string" table:style-name="ce74">
            <text:p>Reportes</text:p>
          </table:table-cell>
          <table:table-cell table:style-name="ce74"/>
          <table:table-cell table:style-name="ce1"/>
          <table:table-cell office:value-type="string" table:style-name="ce77">
            <text:p>CONCILIACION CON DEPOSITOS EN BANCOS:</text:p>
          </table:table-cell>
          <table:table-cell table:number-columns-repeated="4" table:style-name="ce78"/>
          <table:table-cell office:value-type="string" table:style-name="ce79">
            <text:p>US$</text:p>
          </table:table-cell>
          <table:table-cell table:number-columns-repeated="16366"/>
        </table:table-row>
        <table:table-row table:style-name="ro1">
          <table:table-cell/>
          <table:table-cell table:style-name="ce80"/>
          <table:table-cell office:value-type="string" table:style-name="ce81">
            <text:p>Ventas</text:p>
          </table:table-cell>
          <table:table-cell office:value-type="string" table:style-name="ce81">
            <text:p>Interconexiones</text:p>
          </table:table-cell>
          <table:table-cell office:value-type="string" table:style-name="ce82">
            <text:p>Descuentos</text:p>
          </table:table-cell>
          <table:table-cell office:value-type="string" table:style-name="ce81">
            <text:p>general</text:p>
          </table:table-cell>
          <table:table-cell office:value-type="string" table:style-name="ce81">
            <text:p>de IVA</text:p>
          </table:table-cell>
          <table:table-cell office:value-type="string" table:style-name="ce81">
            <text:p>Diferencia</text:p>
          </table:table-cell>
          <table:table-cell table:style-name="ce76"/>
          <table:table-cell office:value-type="string" table:style-name="ce81">
            <text:p>de ventas</text:p>
          </table:table-cell>
          <table:table-cell office:value-type="string" table:style-name="ce81">
            <text:p>Diferencia</text:p>
          </table:table-cell>
          <table:table-cell table:style-name="ce1"/>
          <table:table-cell table:style-name="ce83"/>
          <table:table-cell table:number-columns-repeated="4" table:style-name="ce1"/>
          <table:table-cell table:style-name="ce84"/>
          <table:table-cell table:number-columns-repeated="16366"/>
        </table:table-row>
        <table:table-row table:style-name="ro1">
          <table:table-cell/>
          <table:table-cell table:style-name="ce85"/>
          <table:table-cell table:number-columns-repeated="3" table:style-name="ce86"/>
          <table:table-cell table:number-columns-repeated="2" table:style-name="ce87"/>
          <table:table-cell table:style-name="ce88"/>
          <table:table-cell table:style-name="ce86"/>
          <table:table-cell table:style-name="ce87"/>
          <table:table-cell table:style-name="ce88"/>
          <table:table-cell table:style-name="ce1"/>
          <table:table-cell office:value-type="string" table:style-name="ce83">
            <text:p>Saldo inicial de clientes en-20</text:p>
          </table:table-cell>
          <table:table-cell table:number-columns-repeated="4" table:style-name="ce1"/>
          <table:table-cell table:style-name="ce84"/>
          <table:table-cell table:number-columns-repeated="16366"/>
        </table:table-row>
        <table:table-row table:style-name="ro1">
          <table:table-cell/>
          <table:table-cell office:value-type="string" table:style-name="ce89">
            <text:p>Enero</text:p>
          </table:table-cell>
          <table:table-cell office:value-type="float" office:value="50222.01" table:formula="of:=50230.11-8.1" table:style-name="ce90">
            <text:p>50222,01</text:p>
          </table:table-cell>
          <table:table-cell office:value-type="float" office:value="23701.91" table:style-name="ce90">
            <text:p>23701,91</text:p>
          </table:table-cell>
          <table:table-cell office:value-type="float" office:value="-185.47" table:style-name="ce90">
            <text:p>-185,47</text:p>
          </table:table-cell>
          <table:table-cell office:value-type="float" office:value="73738.45" table:formula="of:=SUM([.C8:.E8])" table:style-name="ce91">
            <text:p>73738,45</text:p>
          </table:table-cell>
          <table:table-cell office:value-type="float" office:value="78770.710000000006" table:style-name="ce91">
            <text:p>78770,71</text:p>
          </table:table-cell>
          <table:table-cell office:value-type="float" office:value="-5032.2600000000093" table:formula="of:=[.F8]-[.G8]" table:style-name="ce92">
            <text:p>-5032,26</text:p>
          </table:table-cell>
          <table:table-cell table:style-name="ce93"/>
          <table:table-cell office:value-type="float" office:value="73738.45" table:style-name="ce91">
            <text:p>73738,45</text:p>
          </table:table-cell>
          <table:table-cell office:value-type="float" office:value="0" table:formula="of:=[.F8]-[.J8]" table:style-name="ce92">
            <text:p>0,00</text:p>
          </table:table-cell>
          <table:table-cell table:style-name="ce1"/>
          <table:table-cell office:value-type="string" table:style-name="ce83">
            <text:p>Mas Ventas netas</text:p>
          </table:table-cell>
          <table:table-cell table:number-columns-repeated="4" table:style-name="ce1"/>
          <table:table-cell table:style-name="ce84"/>
          <table:table-cell table:number-columns-repeated="16366"/>
        </table:table-row>
        <table:table-row table:style-name="ro1">
          <table:table-cell/>
          <table:table-cell office:value-type="string" table:style-name="ce89">
            <text:p>Febrero</text:p>
          </table:table-cell>
          <table:table-cell office:value-type="float" office:value="57259.99" table:formula="of:=57342.06-82.07" table:style-name="ce90">
            <text:p>57259,99</text:p>
          </table:table-cell>
          <table:table-cell office:value-type="float" office:value="16509.189999999999" table:style-name="ce90">
            <text:p>16509,19</text:p>
          </table:table-cell>
          <table:table-cell office:value-type="float" office:value="-186.72" table:style-name="ce90">
            <text:p>-186,72</text:p>
          </table:table-cell>
          <table:table-cell office:value-type="float" office:value="73582.459999999992" table:formula="of:=SUM([.C9:.E9])" table:style-name="ce91">
            <text:p>73582,46</text:p>
          </table:table-cell>
          <table:table-cell office:value-type="float" office:value="79635.710000000006" table:style-name="ce91">
            <text:p>79635,71</text:p>
          </table:table-cell>
          <table:table-cell office:value-type="float" office:value="-6053.2500000000146" table:formula="of:=[.F9]-[.G9]" table:style-name="ce92">
            <text:p>-6053,25</text:p>
          </table:table-cell>
          <table:table-cell table:style-name="ce93"/>
          <table:table-cell office:value-type="float" office:value="73582.460000000006" table:style-name="ce91">
            <text:p>73582,46</text:p>
          </table:table-cell>
          <table:table-cell office:value-type="float" office:value="0" table:formula="of:=[.F9]-[.J9]" table:style-name="ce92">
            <text:p>0,00</text:p>
          </table:table-cell>
          <table:table-cell table:style-name="ce1"/>
          <table:table-cell office:value-type="string" table:style-name="ce83">
            <text:p>Menos saldo final de clientes oct-20</text:p>
          </table:table-cell>
          <table:table-cell table:number-columns-repeated="4" table:style-name="ce1"/>
          <table:table-cell table:style-name="ce84"/>
          <table:table-cell table:number-columns-repeated="16366"/>
        </table:table-row>
        <table:table-row table:style-name="ro1">
          <table:table-cell/>
          <table:table-cell office:value-type="string" table:style-name="ce89">
            <text:p>Marzo</text:p>
          </table:table-cell>
          <table:table-cell office:value-type="float" office:value="65341.79" table:formula="of:=65341.79" table:style-name="ce90">
            <text:p>65341,79</text:p>
          </table:table-cell>
          <table:table-cell office:value-type="float" office:value="14514.77" table:style-name="ce90">
            <text:p>14514,77</text:p>
          </table:table-cell>
          <table:table-cell office:value-type="float" office:value="-185.86" table:style-name="ce90">
            <text:p>-185,86</text:p>
          </table:table-cell>
          <table:table-cell office:value-type="float" office:value="79670.7" table:formula="of:=SUM([.C10:.E10])" table:style-name="ce91">
            <text:p>79670,70</text:p>
          </table:table-cell>
          <table:table-cell office:value-type="float" office:value="86952.48" table:style-name="ce91">
            <text:p>86952,48</text:p>
          </table:table-cell>
          <table:table-cell office:value-type="float" office:value="-7281.7799999999988" table:formula="of:=[.F10]-[.G10]" table:style-name="ce92">
            <text:p>-7281,78</text:p>
          </table:table-cell>
          <table:table-cell table:style-name="ce93"/>
          <table:table-cell office:value-type="float" office:value="79670.7" table:style-name="ce91">
            <text:p>79670,70</text:p>
          </table:table-cell>
          <table:table-cell office:value-type="float" office:value="0" table:formula="of:=[.F10]-[.J10]" table:style-name="ce92">
            <text:p>0,00</text:p>
          </table:table-cell>
          <table:table-cell table:style-name="ce1"/>
          <table:table-cell table:style-name="ce83"/>
          <table:table-cell table:number-columns-repeated="4" table:style-name="ce1"/>
          <table:table-cell table:style-name="ce84"/>
          <table:table-cell table:number-columns-repeated="16366"/>
        </table:table-row>
        <table:table-row table:style-name="ro1">
          <table:table-cell/>
          <table:table-cell office:value-type="string" table:style-name="ce89">
            <text:p>Abril</text:p>
          </table:table-cell>
          <table:table-cell office:value-type="float" office:value="56586.520000000004" table:formula="of:=56591.69-5.17" table:style-name="ce90">
            <text:p>56586,52</text:p>
          </table:table-cell>
          <table:table-cell office:value-type="float" office:value="17969.95" table:style-name="ce90">
            <text:p>17969,95</text:p>
          </table:table-cell>
          <table:table-cell office:value-type="float" office:value="-179.98" table:style-name="ce90">
            <text:p>-179,98</text:p>
          </table:table-cell>
          <table:table-cell office:value-type="float" office:value="74376.490000000005" table:formula="of:=SUM([.C11:.E11])" table:style-name="ce91">
            <text:p>74376,49</text:p>
          </table:table-cell>
          <table:table-cell office:value-type="float" office:value="80280.37" table:style-name="ce91">
            <text:p>80280,37</text:p>
          </table:table-cell>
          <table:table-cell office:value-type="float" office:value="-5903.8799999999901" table:formula="of:=[.F11]-[.G11]" table:style-name="ce92">
            <text:p>-5903,88</text:p>
          </table:table-cell>
          <table:table-cell table:style-name="ce93"/>
          <table:table-cell office:value-type="float" office:value="74376.490000000005" table:style-name="ce91">
            <text:p>74376,49</text:p>
          </table:table-cell>
          <table:table-cell office:value-type="float" office:value="0" table:formula="of:=[.F11]-[.J11]" table:style-name="ce92">
            <text:p>0,00</text:p>
          </table:table-cell>
          <table:table-cell table:style-name="ce1"/>
          <table:table-cell office:value-type="string" table:style-name="ce77">
            <text:p>Cobranzas de enero a octubre 2020</text:p>
          </table:table-cell>
          <table:table-cell table:number-columns-repeated="3" table:style-name="ce78"/>
          <table:table-cell table:style-name="ce94"/>
          <table:table-cell table:style-name="ce95"/>
          <table:table-cell table:number-columns-repeated="16366"/>
        </table:table-row>
        <table:table-row table:style-name="ro1">
          <table:table-cell/>
          <table:table-cell office:value-type="string" table:style-name="ce89">
            <text:p>Mayo</text:p>
          </table:table-cell>
          <table:table-cell office:value-type="float" office:value="86803.51" table:formula="of:=86804.12-0.61" table:style-name="ce90">
            <text:p>86803,51</text:p>
          </table:table-cell>
          <table:table-cell office:value-type="float" office:value="18837.47" table:style-name="ce90">
            <text:p>18837,47</text:p>
          </table:table-cell>
          <table:table-cell office:value-type="float" office:value="-180.99" table:style-name="ce90">
            <text:p>-180,99</text:p>
          </table:table-cell>
          <table:table-cell office:value-type="float" office:value="105459.98999999999" table:formula="of:=SUM([.C12:.E12])" table:style-name="ce91">
            <text:p>105459,99</text:p>
          </table:table-cell>
          <table:table-cell office:value-type="float" office:value="115793.18" table:style-name="ce91">
            <text:p>115793,18</text:p>
          </table:table-cell>
          <table:table-cell office:value-type="float" office:value="-10333.190000000002" table:formula="of:=[.F12]-[.G12]" table:style-name="ce92">
            <text:p>-10333,19</text:p>
          </table:table-cell>
          <table:table-cell table:style-name="ce93"/>
          <table:table-cell office:value-type="float" office:value="105459.99" table:style-name="ce91">
            <text:p>105459,99</text:p>
          </table:table-cell>
          <table:table-cell office:value-type="float" office:value="0" table:formula="of:=[.F12]-[.J12]" table:style-name="ce92">
            <text:p>0,00</text:p>
          </table:table-cell>
          <table:table-cell table:style-name="ce1"/>
          <table:table-cell office:value-type="string" table:style-name="ce83">
            <text:p>Depósitos según reportes de Servicio al Cliente</text:p>
          </table:table-cell>
          <table:table-cell table:number-columns-repeated="3" table:style-name="ce1"/>
          <table:table-cell table:style-name="ce96"/>
          <table:table-cell table:style-name="ce84"/>
          <table:table-cell table:number-columns-repeated="16366"/>
        </table:table-row>
        <table:table-row table:style-name="ro1">
          <table:table-cell/>
          <table:table-cell office:value-type="string" table:style-name="ce89">
            <text:p>Junio</text:p>
          </table:table-cell>
          <table:table-cell office:value-type="float" office:value="48654.9" table:formula="of:=48654.9" table:style-name="ce90">
            <text:p>48654,90</text:p>
          </table:table-cell>
          <table:table-cell office:value-type="float" office:value="20943.37" table:style-name="ce90">
            <text:p>20943,37</text:p>
          </table:table-cell>
          <table:table-cell office:value-type="float" office:value="-184.74" table:style-name="ce90">
            <text:p>-184,74</text:p>
          </table:table-cell>
          <table:table-cell office:value-type="float" office:value="69413.53" table:formula="of:=SUM([.C13:.E13])" table:style-name="ce91">
            <text:p>69413,53</text:p>
          </table:table-cell>
          <table:table-cell office:value-type="float" office:value="74191.05" table:style-name="ce91">
            <text:p>74191,05</text:p>
          </table:table-cell>
          <table:table-cell office:value-type="float" office:value="-4777.5200000000041" table:formula="of:=[.F13]-[.G13]" table:style-name="ce92">
            <text:p>-4777,52</text:p>
          </table:table-cell>
          <table:table-cell table:style-name="ce93"/>
          <table:table-cell office:value-type="float" office:value="69413.53" table:style-name="ce91">
            <text:p>69413,53</text:p>
          </table:table-cell>
          <table:table-cell office:value-type="float" office:value="0" table:formula="of:=[.F13]-[.J13]" table:style-name="ce92">
            <text:p>0,00</text:p>
          </table:table-cell>
          <table:table-cell table:style-name="ce1"/>
          <table:table-cell office:value-type="string" table:style-name="ce83">
            <text:p>Pagos realizados por Telconet</text:p>
          </table:table-cell>
          <table:table-cell table:number-columns-repeated="3" table:style-name="ce1"/>
          <table:table-cell table:style-name="ce96"/>
          <table:table-cell table:style-name="ce84"/>
          <table:table-cell table:number-columns-repeated="16366"/>
        </table:table-row>
        <table:table-row table:style-name="ro1">
          <table:table-cell/>
          <table:table-cell office:value-type="string" table:style-name="ce89">
            <text:p>Julio</text:p>
          </table:table-cell>
          <table:table-cell office:value-type="float" office:value="52720.66" table:formula="of:=52720.66" table:style-name="ce90">
            <text:p>52720,66</text:p>
          </table:table-cell>
          <table:table-cell office:value-type="float" office:value="11939.77" table:style-name="ce90">
            <text:p>11939,77</text:p>
          </table:table-cell>
          <table:table-cell office:value-type="float" office:value="-197.47" table:style-name="ce90">
            <text:p>-197,47</text:p>
          </table:table-cell>
          <table:table-cell office:value-type="float" office:value="64462.960000000006" table:formula="of:=SUM([.C14:.E14])" table:style-name="ce91">
            <text:p>64462,96</text:p>
          </table:table-cell>
          <table:table-cell office:value-type="float" office:value="69304.490000000005" table:style-name="ce91">
            <text:p>69304,49</text:p>
          </table:table-cell>
          <table:table-cell office:value-type="float" office:value="-4841.5299999999988" table:formula="of:=[.F14]-[.G14]" table:style-name="ce92">
            <text:p>-4841,53</text:p>
          </table:table-cell>
          <table:table-cell table:style-name="ce93"/>
          <table:table-cell office:value-type="float" office:value="64462.96" table:style-name="ce91">
            <text:p>64462,96</text:p>
          </table:table-cell>
          <table:table-cell office:value-type="float" office:value="0" table:formula="of:=[.F14]-[.J14]" table:style-name="ce92">
            <text:p>0,00</text:p>
          </table:table-cell>
          <table:table-cell table:style-name="ce1"/>
          <table:table-cell table:style-name="ce97"/>
          <table:table-cell table:number-columns-repeated="3" table:style-name="ce98"/>
          <table:table-cell table:style-name="ce99"/>
          <table:table-cell table:style-name="ce100"/>
          <table:table-cell table:number-columns-repeated="16366"/>
        </table:table-row>
        <table:table-row table:style-name="ro1">
          <table:table-cell/>
          <table:table-cell office:value-type="string" table:style-name="ce89">
            <text:p>Agosto</text:p>
          </table:table-cell>
          <table:table-cell office:value-type="float" office:value="51291.88" table:formula="of:=51296.34-4.46" table:style-name="ce90">
            <text:p>51291,88</text:p>
          </table:table-cell>
          <table:table-cell office:value-type="float" office:value="22775.06" table:style-name="ce90">
            <text:p>22775,06</text:p>
          </table:table-cell>
          <table:table-cell office:value-type="float" office:value="-196.72" table:style-name="ce90">
            <text:p>-196,72</text:p>
          </table:table-cell>
          <table:table-cell office:value-type="float" office:value="73870.22" table:formula="of:=SUM([.C15:.E15])" table:style-name="ce91">
            <text:p>73870,22</text:p>
          </table:table-cell>
          <table:table-cell table:style-name="ce91"/>
          <table:table-cell office:value-type="float" office:value="73870.22" table:formula="of:=[.F15]-[.G15]" table:style-name="ce92">
            <text:p>73870,22</text:p>
          </table:table-cell>
          <table:table-cell table:style-name="ce93"/>
          <table:table-cell table:style-name="ce91"/>
          <table:table-cell office:value-type="float" office:value="73870.22" table:formula="of:=[.F15]-[.J15]" table:style-name="ce92">
            <text:p>73870,22</text:p>
          </table:table-cell>
          <table:table-cell table:style-name="ce1"/>
          <table:table-cell office:value-type="string" table:style-name="ce101">
            <text:p>Diferencia</text:p>
          </table:table-cell>
          <table:table-cell table:style-name="ce102"/>
          <table:table-cell table:number-columns-repeated="3" table:style-name="ce103"/>
          <table:table-cell table:style-name="ce104"/>
          <table:table-cell table:number-columns-repeated="16366"/>
        </table:table-row>
        <table:table-row table:style-name="ro1">
          <table:table-cell/>
          <table:table-cell office:value-type="string" table:style-name="ce89">
            <text:p>Septiembre</text:p>
          </table:table-cell>
          <table:table-cell table:number-columns-repeated="3" table:style-name="ce90"/>
          <table:table-cell office:value-type="float" office:value="0" table:formula="of:=SUM([.C16:.E16])" table:style-name="ce91">
            <text:p>0,00</text:p>
          </table:table-cell>
          <table:table-cell table:style-name="ce91"/>
          <table:table-cell office:value-type="float" office:value="0" table:formula="of:=[.F16]-[.G16]" table:style-name="ce92">
            <text:p>0,00</text:p>
          </table:table-cell>
          <table:table-cell table:style-name="ce93"/>
          <table:table-cell table:style-name="ce91"/>
          <table:table-cell office:value-type="float" office:value="0" table:formula="of:=[.F16]-[.J16]" table:style-name="ce92">
            <text:p>0,00</text:p>
          </table:table-cell>
          <table:table-cell table:number-columns-repeated="6" table:style-name="ce1"/>
          <table:table-cell table:style-name="ce70"/>
          <table:table-cell table:number-columns-repeated="16366"/>
        </table:table-row>
        <table:table-row table:style-name="ro1">
          <table:table-cell/>
          <table:table-cell office:value-type="string" table:style-name="ce89">
            <text:p>Octubre</text:p>
          </table:table-cell>
          <table:table-cell table:number-columns-repeated="3" table:style-name="ce90"/>
          <table:table-cell office:value-type="float" office:value="0" table:formula="of:=SUM([.C17:.E17])" table:style-name="ce91">
            <text:p>0,00</text:p>
          </table:table-cell>
          <table:table-cell table:style-name="ce91"/>
          <table:table-cell office:value-type="float" office:value="0" table:formula="of:=[.F17]-[.G17]" table:style-name="ce92">
            <text:p>0,00</text:p>
          </table:table-cell>
          <table:table-cell table:style-name="ce93"/>
          <table:table-cell table:style-name="ce91"/>
          <table:table-cell office:value-type="float" office:value="0" table:formula="of:=[.F17]-[.J17]" table:style-name="ce92">
            <text:p>0,00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9">
            <text:p>Noviembre</text:p>
          </table:table-cell>
          <table:table-cell table:number-columns-repeated="3" table:style-name="ce90"/>
          <table:table-cell office:value-type="float" office:value="0" table:formula="of:=SUM([.C18:.E18])" table:style-name="ce91">
            <text:p>0,00</text:p>
          </table:table-cell>
          <table:table-cell table:style-name="ce91"/>
          <table:table-cell table:style-name="ce92"/>
          <table:table-cell table:style-name="ce93"/>
          <table:table-cell table:style-name="ce91"/>
          <table:table-cell table:style-name="ce92"/>
          <table:table-cell table:number-columns-repeated="16373"/>
        </table:table-row>
        <table:table-row table:style-name="ro1">
          <table:table-cell/>
          <table:table-cell office:value-type="string" table:style-name="ce89">
            <text:p>Diciembre</text:p>
          </table:table-cell>
          <table:table-cell table:number-columns-repeated="3" table:style-name="ce90"/>
          <table:table-cell office:value-type="float" office:value="0" table:formula="of:=SUM([.C19:.E19])" table:style-name="ce91">
            <text:p>0,00</text:p>
          </table:table-cell>
          <table:table-cell table:style-name="ce91"/>
          <table:table-cell table:style-name="ce92"/>
          <table:table-cell table:style-name="ce93"/>
          <table:table-cell table:style-name="ce91"/>
          <table:table-cell table:style-name="ce92"/>
          <table:table-cell table:number-columns-repeated="16373"/>
        </table:table-row>
        <table:table-row table:style-name="ro1">
          <table:table-cell/>
          <table:table-cell table:style-name="ce89"/>
          <table:table-cell table:number-columns-repeated="3" table:style-name="ce105"/>
          <table:table-cell office:value-type="float" office:value="0" table:formula="of:=SUM([.C20:.E20])" table:style-name="ce91">
            <text:p>0,00</text:p>
          </table:table-cell>
          <table:table-cell table:style-name="ce106"/>
          <table:table-cell table:style-name="ce107"/>
          <table:table-cell table:style-name="ce108"/>
          <table:table-cell table:style-name="ce106"/>
          <table:table-cell table:style-name="ce107"/>
          <table:table-cell table:number-columns-repeated="16373"/>
        </table:table-row>
        <table:table-row table:style-name="ro1">
          <table:table-cell/>
          <table:table-cell office:value-type="string" table:style-name="ce109">
            <text:p>TOTAL</text:p>
          </table:table-cell>
          <table:table-cell office:value-type="float" office:value="468881.26" table:formula="of:=SUM([.C8:.C17])" table:style-name="ce110">
            <text:p>468881,26</text:p>
          </table:table-cell>
          <table:table-cell office:value-type="float" office:value="147191.49" table:formula="of:=SUM([.D8:.D17])" table:style-name="ce110">
            <text:p>147191,49</text:p>
          </table:table-cell>
          <table:table-cell office:value-type="float" office:value="-1497.95" table:formula="of:=SUM([.E8:.E17])" table:style-name="ce111">
            <text:p>-1497,95</text:p>
          </table:table-cell>
          <table:table-cell office:value-type="float" office:value="614574.79999999993" table:formula="of:=SUM([.F8:.F17])" table:style-name="ce112">
            <text:p>614574,80</text:p>
          </table:table-cell>
          <table:table-cell office:value-type="float" office:value="584927.99" table:formula="of:=SUM([.G8:.G17])" table:style-name="ce112">
            <text:p>584927,99</text:p>
          </table:table-cell>
          <table:table-cell office:value-type="float" office:value="29646.809999999983" table:formula="of:=SUM([.H8:.H17])" table:style-name="ce113">
            <text:p>29646,81</text:p>
          </table:table-cell>
          <table:table-cell table:style-name="ce69"/>
          <table:table-cell office:value-type="float" office:value="540704.57999999996" table:formula="of:=SUM([.J8:.J17])" table:style-name="ce106">
            <text:p>540704,58</text:p>
          </table:table-cell>
          <table:table-cell office:value-type="float" office:value="73870.22" table:formula="of:=SUM([.K8:.K17])" table:style-name="ce107">
            <text:p>73870,22</text:p>
          </table:table-cell>
          <table:table-cell table:number-columns-repeated="16373"/>
        </table:table-row>
        <table:table-row table:style-name="ro1">
          <table:table-cell/>
          <table:table-cell table:style-name="ce1"/>
          <table:table-cell table:number-columns-repeated="9" table:style-name="ce69"/>
          <table:table-cell table:number-columns-repeated="16373"/>
        </table:table-row>
        <table:table-row table:style-name="ro1">
          <table:table-cell/>
          <table:table-cell table:style-name="ce1"/>
          <table:table-cell table:number-columns-repeated="3" table:style-name="ce69"/>
          <table:table-cell table:style-name="ce114"/>
          <table:table-cell table:number-columns-repeated="5" table:style-name="ce69"/>
          <table:table-cell table:number-columns-repeated="16373"/>
        </table:table-row>
        <table:table-row table:style-name="ro1">
          <table:table-cell/>
          <table:table-cell table:style-name="ce1"/>
          <table:table-cell table:number-columns-repeated="9" table:style-name="ce69"/>
          <table:table-cell table:number-columns-repeated="16373"/>
        </table:table-row>
        <table:table-row table:style-name="ro1">
          <table:table-cell/>
          <table:table-cell office:value-type="string" table:style-name="ce1">
            <text:p>Otros Ingresos No Operacionales</text:p>
          </table:table-cell>
          <table:table-cell table:number-columns-repeated="9" table:style-name="ce69"/>
          <table:table-cell table:number-columns-repeated="16373"/>
        </table:table-row>
        <table:table-row table:style-name="ro1">
          <table:table-cell/>
          <table:table-cell table:style-name="ce1"/>
          <table:table-cell table:number-columns-repeated="9" table:style-name="ce69"/>
          <table:table-cell table:number-columns-repeated="16373"/>
        </table:table-row>
        <table:table-row table:style-name="ro1">
          <table:table-cell/>
          <table:table-cell table:style-name="ce1"/>
          <table:table-cell office:value-type="string" table:style-name="ce74">
            <text:p>Total</text:p>
          </table:table-cell>
          <table:table-cell table:number-columns-repeated="8" table:style-name="ce69"/>
          <table:table-cell table:number-columns-repeated="16373"/>
        </table:table-row>
        <table:table-row table:style-name="ro1">
          <table:table-cell/>
          <table:table-cell table:style-name="ce1"/>
          <table:table-cell office:value-type="string" table:style-name="ce81">
            <text:p>Ventas</text:p>
          </table:table-cell>
          <table:table-cell table:number-columns-repeated="8" table:style-name="ce69"/>
          <table:table-cell table:number-columns-repeated="16373"/>
        </table:table-row>
        <table:table-row table:style-name="ro1">
          <table:table-cell/>
          <table:table-cell table:style-name="ce1"/>
          <table:table-cell table:style-name="ce86"/>
          <table:table-cell table:number-columns-repeated="8" table:style-name="ce69"/>
          <table:table-cell table:number-columns-repeated="16373"/>
        </table:table-row>
        <table:table-row table:style-name="ro1">
          <table:table-cell/>
          <table:table-cell office:value-type="string" table:style-name="ce115">
            <text:p>Enero</text:p>
          </table:table-cell>
          <table:table-cell office:value-type="float" office:value="2116.6" table:style-name="ce90">
            <text:p>2116,60</text:p>
          </table:table-cell>
          <table:table-cell table:number-columns-repeated="8" table:style-name="ce69"/>
          <table:table-cell table:number-columns-repeated="16373"/>
        </table:table-row>
        <table:table-row table:style-name="ro1">
          <table:table-cell/>
          <table:table-cell office:value-type="string" table:style-name="ce115">
            <text:p>Febrero</text:p>
          </table:table-cell>
          <table:table-cell office:value-type="float" office:value="806.51" table:style-name="ce90">
            <text:p>806,51</text:p>
          </table:table-cell>
          <table:table-cell table:number-columns-repeated="8" table:style-name="ce69"/>
          <table:table-cell table:number-columns-repeated="16373"/>
        </table:table-row>
        <table:table-row table:style-name="ro1">
          <table:table-cell/>
          <table:table-cell office:value-type="string" table:style-name="ce115">
            <text:p>Marzo</text:p>
          </table:table-cell>
          <table:table-cell office:value-type="float" office:value="60.67" table:style-name="ce90">
            <text:p>60,67</text:p>
          </table:table-cell>
          <table:table-cell table:number-columns-repeated="8" table:style-name="ce69"/>
          <table:table-cell table:number-columns-repeated="16373"/>
        </table:table-row>
        <table:table-row table:style-name="ro1">
          <table:table-cell/>
          <table:table-cell office:value-type="string" table:style-name="ce115">
            <text:p>Abril</text:p>
          </table:table-cell>
          <table:table-cell office:value-type="float" office:value="13.98" table:style-name="ce90">
            <text:p>13,98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5">
            <text:p>Mayo</text:p>
          </table:table-cell>
          <table:table-cell office:value-type="float" office:value="120.25" table:style-name="ce90">
            <text:p>120,2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5">
            <text:p>Junio</text:p>
          </table:table-cell>
          <table:table-cell office:value-type="float" office:value="1.25" table:style-name="ce90">
            <text:p>1,2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5">
            <text:p>Julio</text:p>
          </table:table-cell>
          <table:table-cell office:value-type="float" office:value="1.06" table:style-name="ce90">
            <text:p>1,06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5">
            <text:p>Agosto</text:p>
          </table:table-cell>
          <table:table-cell office:value-type="float" office:value="6.28" table:style-name="ce90">
            <text:p>6,28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5">
            <text:p>Septiembre</text:p>
          </table:table-cell>
          <table:table-cell table:style-name="ce90"/>
          <table:table-cell table:number-columns-repeated="16381"/>
        </table:table-row>
        <table:table-row table:style-name="ro1">
          <table:table-cell/>
          <table:table-cell office:value-type="string" table:style-name="ce115">
            <text:p>Octubre</text:p>
          </table:table-cell>
          <table:table-cell table:style-name="ce90"/>
          <table:table-cell table:number-columns-repeated="16381"/>
        </table:table-row>
        <table:table-row table:style-name="ro1">
          <table:table-cell/>
          <table:table-cell office:value-type="string" table:style-name="ce115">
            <text:p>Noviembre</text:p>
          </table:table-cell>
          <table:table-cell table:style-name="ce90"/>
          <table:table-cell table:number-columns-repeated="16381"/>
        </table:table-row>
        <table:table-row table:style-name="ro1">
          <table:table-cell/>
          <table:table-cell office:value-type="string" table:style-name="ce115">
            <text:p>Diciembre</text:p>
          </table:table-cell>
          <table:table-cell table:style-name="ce90"/>
          <table:table-cell table:number-columns-repeated="16381"/>
        </table:table-row>
        <table:table-row table:style-name="ro1">
          <table:table-cell/>
          <table:table-cell table:style-name="ce115"/>
          <table:table-cell table:style-name="ce105"/>
          <table:table-cell table:number-columns-repeated="16381"/>
        </table:table-row>
        <table:table-row table:style-name="ro1">
          <table:table-cell/>
          <table:table-cell office:value-type="string" table:style-name="ce115">
            <text:p>TOTAL</text:p>
          </table:table-cell>
          <table:table-cell office:value-type="float" office:value="3126.6" table:formula="of:=SUM([.C30:.C39])" table:style-name="ce110">
            <text:p>3126,60</text:p>
          </table:table-cell>
          <table:table-cell table:number-columns-repeated="16381"/>
        </table:table-row>
        <table:table-row table:number-rows-repeated="104853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" svg:font-family="Arial"/>
    <style:font-face style:name="Arial2" svg:font-family="Arial2"/>
    <style:font-face style:name="Arial1" svg:font-family="Arial1"/>
    <style:font-face style:name="Arial3" svg:font-family="Arial3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text-style style:name="N30">
      <number:text-content/>
    </number:text-style>
    <number:number-style style:name="N36P0">
      <number:number number:decimal-places="0" number:min-decimal-places="0" number:min-integer-digits="1">
        <number:embedded-text number:position="0"> </number:embedded-text>
      </number:number>
    </number:number-style>
    <number:number-style style:name="N36P1">
      <number:text>(</number:text>
      <number:number number:decimal-places="0" number:min-decimal-places="0" number:min-integer-digits="1">
        <number:embedded-text number:position="0">)</number:embedded-text>
      </number:number>
    </number:number-style>
    <number:number-style style:name="N36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decimal-places="0" number:min-integer-digits="1">
        <number:embedded-text number:position="0"> </number:embedded-text>
      </number:number>
    </number:number-style>
    <number:number-style style:name="N37">
      <number:text>(</number:text>
      <number:number number:decimal-places="0" number:min-decimal-places="0" number:min-integer-digits="1">
        <number:embedded-text number:position="0">)</number:embedded-text>
      </number:number>
      <style:map style:condition="value()&gt;=0" style:apply-style-name="N37P0"/>
    </number:number-style>
    <number:date-style style:name="N38">
      <number:day number:style="long"/>
      <number:text>/</number:text>
      <number:month number:style="long"/>
      <number:text>/</number:text>
      <number:year number:style="long"/>
    </number:date-style>
    <number:percentage-style style:name="N39">
      <number:number number:decimal-places="2" number:min-decimal-places="2" number:min-integer-digits="1"/>
      <number:text> %</number:text>
    </number:percentage-style>
    <number:number-style style:name="N40P0">
      <number:number number:decimal-places="2" number:min-decimal-places="2" number:min-integer-digits="1" number:grouping="true"/>
      <number:text> </number:text>
    </number:number-style>
    <number:number-style style:name="N40P1">
      <number:text>(</number:text>
      <number:number number:decimal-places="2" number:min-decimal-places="2" number:min-integer-digits="1" number:grouping="true"/>
      <number:text>)</number:text>
    </number:number-style>
    <number:number-style style:name="N40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-</number:text>
      <number:month number:textual="true"/>
      <number:text>-</number:text>
      <number:year/>
    </number:date-style>
    <number:number-style style:name="N42P0">
      <number:text> </number:text>
      <number:number number:decimal-places="2" number:min-decimal-places="2" number:min-integer-digits="1" number:grouping="true"/>
      <number:text> </number:text>
    </number:number-style>
    <number:number-style style:name="N42P1">
      <number:text>-</number:text>
      <number:number number:decimal-places="2" number:min-decimal-places="2" number:min-integer-digits="1" number:grouping="true"/>
      <number:text> </number:text>
    </number:number-style>
    <number:number-style style:name="N42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percentage-style style:name="N43">
      <number:number number:decimal-places="0" number:min-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2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3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3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Percent" style:family="table-cell" style:data-style-name="N13">
      <style:table-cell-properties style:vertical-align="automatic" fo:background-color="transparen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Dara Macias</meta:initial-creator>
    <dc:creator>Carlos Almeida</dc:creator>
    <meta:creation-date>2020-10-19T12:23:50Z</meta:creation-date>
    <dc:date>2022-04-14T14:48:12Z</dc:date>
    <meta:editing-cycles>12</meta:editing-cycles>
    <meta:editing-duration>PT11160S</meta:editing-duration>
  </office:meta>
</office:document-meta>
</file>